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3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/tesi</text:p>
          </table:table-cell>
          <table:table-cell table:number-columns-repeated="1020"/>
        </table:table-row>
        <table:table-row table:style-name="ro3">
          <table:table-cell office:value-type="date" office:date-value="2010-12-15">
            <text:p>mer 15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/server bck/pulizia profili</text:p>
          </table:table-cell>
          <table:table-cell table:number-columns-repeated="1020"/>
        </table:table-row>
        <table:table-row table:style-name="ro3">
          <table:table-cell office:value-type="date" office:date-value="2010-12-16">
            <text:p>gio 16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ulizia profili/srvbck/tesi</text:p>
          </table:table-cell>
          <table:table-cell table:number-columns-repeated="1020"/>
        </table:table-row>
        <table:table-row table:style-name="ro3">
          <table:table-cell office:value-type="date" office:date-value="2010-12-17">
            <text:p>ven 1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ulizia profili/sistemazione portatili/office</text:p>
          </table:table-cell>
          <table:table-cell table:number-columns-repeated="1020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lizia profili/solr/tesi</text:p>
          </table:table-cell>
          <table:table-cell table:number-columns-repeated="1020"/>
        </table:table-row>
        <table:table-row table:style-name="ro3">
          <table:table-cell office:value-type="date" office:date-value="2010-12-21">
            <text:p>mar 21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ulizia profili/Solr/server</text:p>
          </table:table-cell>
          <table:table-cell table:number-columns-repeated="1020"/>
        </table:table-row>
        <table:table-row table:style-name="ro3">
          <table:table-cell office:value-type="date" office:date-value="2010-12-22">
            <text:p>mer 22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rasferimento dominio lampsnc.com/pulizia profili/solr</text:p>
          </table:table-cell>
          <table:table-cell table:number-columns-repeated="1020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olr</text:p>
          </table:table-cell>
          <table:table-cell table:number-columns-repeated="1020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3">
            <text:p>lun 3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ssa in produzione di readability/preparazione portatile per Luisa/assistenza mail a Lampsnc</text:p>
          </table:table-cell>
          <table:table-cell table:number-columns-repeated="1020"/>
        </table:table-row>
        <table:table-row table:style-name="ro3">
          <table:table-cell office:value-type="date" office:date-value="2011-01-04">
            <text:p>mar 4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tudio</text:p>
          </table:table-cell>
          <table:table-cell table:number-columns-repeated="1020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65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4/01/2011</text:date>, <text:time>15.34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1-01-04T15:34:02</dc:date>
    <meta:editing-duration>PT96H34M01S</meta:editing-duration>
    <meta:editing-cycles>43</meta:editing-cycles>
    <meta:generator>OpenOffice.org/3.2$Linux OpenOffice.org_project/320m19$Build-9505</meta:generator>
    <meta:document-statistic meta:table-count="3" meta:cell-count="317" meta:object-count="0"/>
  </office:meta>
</office:document-meta>
</file>